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4.2508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.6252in"/>
    </style:style>
    <style:style style:name="co6" style:family="table-column">
      <style:table-column-properties fo:break-before="auto" style:column-width="3.3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361in" fo:break-before="auto" style:use-optimal-row-height="fals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7083in" fo:break-before="auto" style:use-optimal-row-height="false"/>
    </style:style>
    <style:style style:name="ro6" style:family="table-row">
      <style:table-row-properties style:row-height="0.52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 style:data-style-name="N131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Produc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Crop/Species</text:p>
          </table:table-cell>
          <table:table-cell table:style-name="ce1" office:value-type="string">
            <text:p>Variety/subcategory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Balsamic Vinegar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Blood Oranges</text:p>
          </table:table-cell>
          <table:table-cell office:value-type="string">
            <text:p>Sanguinelli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Blood Oranges</text:p>
          </table:table-cell>
          <table:table-cell office:value-type="string">
            <text:p>Torocco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Chocolate sauc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Citrus Garlic Pepper Oi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Grapefruit</text:p>
          </table:table-cell>
          <table:table-cell office:value-type="string">
            <text:p>Melo Gold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Grapefruit</text:p>
          </table:table-cell>
          <table:table-cell office:value-type="string">
            <text:p>Oro Blanco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Grapefruit</text:p>
          </table:table-cell>
          <table:table-cell office:value-type="string">
            <text:p>Ruby red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Grill Sauc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Kumquat</text:p>
          </table:table-cell>
          <table:table-cell office:value-type="string">
            <text:p>Meiwa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Kumquat</text:p>
          </table:table-cell>
          <table:table-cell office:value-type="string">
            <text:p>Nagami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</text:p>
          </table:table-cell>
          <table:table-cell office:value-type="string">
            <text:p>Eureka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</text:p>
          </table:table-cell>
          <table:table-cell office:value-type="string">
            <text:p>Improved Meyer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</text:p>
          </table:table-cell>
          <table:table-cell office:value-type="string">
            <text:p>Lisbon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</text:p>
          </table:table-cell>
          <table:table-cell office:value-type="string">
            <text:p>Santa Teresa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 olive oi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emon Sal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ime Sal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Limes</text:p>
          </table:table-cell>
          <table:table-cell office:value-type="string">
            <text:p>Bearss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butter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live oi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range Dark Chocolate Sauc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range Fruit Sprea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range Marinad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range Mustard Dressing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range Stir Fry Sauc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Orange Syrup &amp; Dessert Topping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 vinegar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s</text:p>
          </table:table-cell>
          <table:table-cell office:value-type="string">
            <text:p>Clementine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s</text:p>
          </table:table-cell>
          <table:table-cell office:value-type="string">
            <text:p>Minnello Tangelos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s</text:p>
          </table:table-cell>
          <table:table-cell office:value-type="string">
            <text:p>Okitsu Wase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s</text:p>
          </table:table-cell>
          <table:table-cell office:value-type="string">
            <text:p>Owari Satsuma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s</text:p>
          </table:table-cell>
          <table:table-cell office:value-type="string">
            <text:p>Satsuma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ndarins</text:p>
          </table:table-cell>
          <table:table-cell office:value-type="string">
            <text:p>Tango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Marmalad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Orange Balsamic Vinaigrett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Oranges</text:p>
          </table:table-cell>
          <table:table-cell office:value-type="string">
            <text:p>Lane late navel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Oranges</text:p>
          </table:table-cell>
          <table:table-cell office:value-type="string">
            <text:p>Navel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Oranges</text:p>
          </table:table-cell>
          <table:table-cell office:value-type="string">
            <text:p>Valencia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Oranges</text:p>
          </table:table-cell>
          <table:table-cell office:value-type="string">
            <text:p>Washington Navel</text:p>
          </table:table-cell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Pomelo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itrus</text:p>
          </table:table-cell>
          <table:table-cell office:value-type="string">
            <text:p>Zesty Orange Vinaigrett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Celosia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Chrysanthemum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Heirloom ros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Lavender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Peoni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Ros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nflower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weet pea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Zinnia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Eggs</text:p>
          </table:table-cell>
          <table:table-cell office:value-type="string">
            <text:p>Chicken</text:p>
          </table:table-cell>
          <table:table-cell office:value-type="string">
            <text:p>Free Range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bird nesting balls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gloves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hats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mittens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rugs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sweaters</text:p>
          </table:table-cell>
          <table:table-cell table:number-columns-repeated="1021"/>
        </table:table-row>
        <table:table-row table:style-name="ro1">
          <table:table-cell office:value-type="string">
            <text:p>Fiber</text:p>
          </table:table-cell>
          <table:table-cell office:value-type="string">
            <text:p>Alpaca</text:p>
          </table:table-cell>
          <table:table-cell office:value-type="string">
            <text:p>Yarn</text:p>
          </table:table-cell>
          <table:table-cell table:number-columns-repeated="1021"/>
        </table:table-row>
        <table:table-row table:style-name="ro1">
          <table:table-cell office:value-type="string">
            <text:p>Flowers</text:p>
          </table:table-cell>
          <table:table-cell office:value-type="string">
            <text:p>Lavender</text:p>
          </table:table-cell>
          <table:table-cell office:value-type="string">
            <text:p>Bath products</text:p>
          </table:table-cell>
          <table:table-cell table:number-columns-repeated="1021"/>
        </table:table-row>
        <table:table-row table:style-name="ro1">
          <table:table-cell office:value-type="string">
            <text:p>Flowers</text:p>
          </table:table-cell>
          <table:table-cell office:value-type="string">
            <text:p>Lavender</text:p>
          </table:table-cell>
          <table:table-cell office:value-type="string">
            <text:p>Dried bouquets</text:p>
          </table:table-cell>
          <table:table-cell table:number-columns-repeated="1021"/>
        </table:table-row>
        <table:table-row table:style-name="ro1">
          <table:table-cell office:value-type="string">
            <text:p>Flowers</text:p>
          </table:table-cell>
          <table:table-cell office:value-type="string">
            <text:p>Lavender</text:p>
          </table:table-cell>
          <table:table-cell office:value-type="string">
            <text:p>Dryer sheets</text:p>
          </table:table-cell>
          <table:table-cell table:number-columns-repeated="1021"/>
        </table:table-row>
        <table:table-row table:style-name="ro1">
          <table:table-cell office:value-type="string">
            <text:p>Flowers</text:p>
          </table:table-cell>
          <table:table-cell office:value-type="string">
            <text:p>Lavender</text:p>
          </table:table-cell>
          <table:table-cell office:value-type="string">
            <text:p>Eye pillows</text:p>
          </table:table-cell>
          <table:table-cell table:number-columns-repeated="1021"/>
        </table:table-row>
        <table:table-row table:style-name="ro1">
          <table:table-cell office:value-type="string">
            <text:p>Flowers</text:p>
          </table:table-cell>
          <table:table-cell office:value-type="string">
            <text:p>Lavender</text:p>
          </table:table-cell>
          <table:table-cell office:value-type="string">
            <text:p>Sachets</text:p>
          </table:table-cell>
          <table:table-cell table:number-columns-repeated="1021"/>
        </table:table-row>
        <table:table-row table:style-name="ro1">
          <table:table-cell office:value-type="string">
            <text:p>Flowers</text:p>
          </table:table-cell>
          <table:table-cell office:value-type="string">
            <text:p>Lavender</text:p>
          </table:table-cell>
          <table:table-cell office:value-type="string">
            <text:p>Sprays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Blackberr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Blueberr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Blueberry - Organic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Olallieberr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Raspberr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Strawberr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Berries</text:p>
          </table:table-cell>
          <table:table-cell office:value-type="string">
            <text:p>Youngberr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Feijoa</text:p>
          </table:table-cell>
          <table:table-cell office:value-type="string">
            <text:p>Pineapple Guava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Figs</text:p>
          </table:table-cell>
          <table:table-cell office:value-type="string">
            <text:p>Brown Turkey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Figs</text:p>
          </table:table-cell>
          <table:table-cell office:value-type="string">
            <text:p>Kadota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Figs</text:p>
          </table:table-cell>
          <table:table-cell office:value-type="string">
            <text:p>Mission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Guava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Jam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Jelli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Juice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Juice</text:p>
          </table:table-cell>
          <table:table-cell office:value-type="string">
            <text:p>Pomegranate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Kiwi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Melons</text:p>
          </table:table-cell>
          <table:table-cell office:value-type="string">
            <text:p>Cantelope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Melons</text:p>
          </table:table-cell>
          <table:table-cell office:value-type="string">
            <text:p>Casaba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Melons</text:p>
          </table:table-cell>
          <table:table-cell office:value-type="string">
            <text:p>Crenshaw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Melons</text:p>
          </table:table-cell>
          <table:table-cell office:value-type="string">
            <text:p>Watermelon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ersimmon</text:p>
          </table:table-cell>
          <table:table-cell office:value-type="string">
            <text:p>Chocolate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ersimmon</text:p>
          </table:table-cell>
          <table:table-cell office:value-type="string">
            <text:p>Fuyu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ersimmon</text:p>
          </table:table-cell>
          <table:table-cell office:value-type="string">
            <text:p>Hachiya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ersimmon</text:p>
          </table:table-cell>
          <table:table-cell office:value-type="string">
            <text:p>Hoshigaki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ersimmon</text:p>
          </table:table-cell>
          <table:table-cell office:value-type="string">
            <text:p>Maru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ersimmon</text:p>
          </table:table-cell>
          <table:table-cell office:value-type="string">
            <text:p>Vodka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i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ies, sugarfre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Pomegranate</text:p>
          </table:table-cell>
          <table:table-cell office:value-type="string">
            <text:p>Wonderful</text:p>
          </table:table-cell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Quinc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Fruit</text:p>
          </table:table-cell>
          <table:table-cell office:value-type="string">
            <text:p>Sauc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Table</text:p>
          </table:table-cell>
          <table:table-cell office:value-type="string">
            <text:p>Concord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Table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Table</text:p>
          </table:table-cell>
          <table:table-cell office:value-type="string">
            <text:p>Thomson seedless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Barbera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Cabernet Franc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Cabernet Sauvignon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Chardonnay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Petite Sirah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Pinot Noir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Ruby Dessert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Sangiovese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Sauvignon Blanc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Syrah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Zinfandel</text:p>
          </table:table-cell>
          <table:table-cell table:number-columns-repeated="1021"/>
        </table:table-row>
        <table:table-row table:style-name="ro1">
          <table:table-cell office:value-type="string">
            <text:p>Grapes</text:p>
          </table:table-cell>
          <table:table-cell office:value-type="string">
            <text:p>Wine</text:p>
          </table:table-cell>
          <table:table-cell office:value-type="string">
            <text:p>Zinfandel Rosato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Grass-fed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Beef</text:p>
          </table:table-cell>
          <table:table-cell office:value-type="string">
            <text:p>Veal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Goat</text:p>
          </table:table-cell>
          <table:table-cell office:value-type="string">
            <text:p>Grass-fed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Pork</text:p>
          </table:table-cell>
          <table:table-cell office:value-type="string">
            <text:p>Selection of frozen cuts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Poultry</text:p>
          </table:table-cell>
          <table:table-cell office:value-type="string">
            <text:p>Fryer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Sheep</text:p>
          </table:table-cell>
          <table:table-cell office:value-type="string">
            <text:p>lamb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Sheep</text:p>
          </table:table-cell>
          <table:table-cell office:value-type="string">
            <text:p>mutton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Sheep</text:p>
          </table:table-cell>
          <table:table-cell office:value-type="string">
            <text:p>petfood</text:p>
          </table:table-cell>
          <table:table-cell table:number-columns-repeated="1021"/>
        </table:table-row>
        <table:table-row table:style-name="ro1">
          <table:table-cell office:value-type="string">
            <text:p>Meat</text:p>
          </table:table-cell>
          <table:table-cell office:value-type="string">
            <text:p>Sheep</text:p>
          </table:table-cell>
          <table:table-cell office:value-type="string">
            <text:p>sausage</text:p>
          </table:table-cell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Aquatic pla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Bog pla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Bonsai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Calif. Nativ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Daylili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Drought toleran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Fruit Tre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Iri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Lavender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Lawn substitut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Orchid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Ornamental grass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Ornamental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Perennial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Perennials, deer resistan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Seed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Shrub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Shrubs, deer resistan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Sustainable landscape pla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Trees</text:p>
          </table:table-cell>
          <table:table-cell office:value-type="string">
            <text:p>Bare Root fruit</text:p>
          </table:table-cell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Trees</text:p>
          </table:table-cell>
          <table:table-cell office:value-type="string">
            <text:p>Bare Root Nut</text:p>
          </table:table-cell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Trees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Trees</text:p>
          </table:table-cell>
          <table:table-cell office:value-type="string">
            <text:p>Deciduous</text:p>
          </table:table-cell>
          <table:table-cell table:number-columns-repeated="1021"/>
        </table:table-row>
        <table:table-row table:style-name="ro1">
          <table:table-cell office:value-type="string">
            <text:p>Nursery Stock</text:p>
          </table:table-cell>
          <table:table-cell office:value-type="string">
            <text:p>Trees</text:p>
          </table:table-cell>
          <table:table-cell office:value-type="string">
            <text:p>Japanese Maples</text:p>
          </table:table-cell>
          <table:table-cell table:number-columns-repeated="1021"/>
        </table:table-row>
        <table:table-row table:style-name="ro1">
          <table:table-cell office:value-type="string">
            <text:p>Nuts</text:p>
          </table:table-cell>
          <table:table-cell office:value-type="string">
            <text:p>Almond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ts</text:p>
          </table:table-cell>
          <table:table-cell office:value-type="string">
            <text:p>Chestnu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ts</text:p>
          </table:table-cell>
          <table:table-cell office:value-type="string">
            <text:p>Pecan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Nuts</text:p>
          </table:table-cell>
          <table:table-cell office:value-type="string">
            <text:p>Walnu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Olives</text:p>
          </table:table-cell>
          <table:table-cell office:value-type="string">
            <text:p>Oil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Olives</text:p>
          </table:table-cell>
          <table:table-cell office:value-type="string">
            <text:p>Tabl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Rice</text:p>
          </table:table-cell>
          <table:table-cell office:value-type="string">
            <text:p>brown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Rice</text:p>
          </table:table-cell>
          <table:table-cell office:value-type="string">
            <text:p>long grain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Rice</text:p>
          </table:table-cell>
          <table:table-cell office:value-type="string">
            <text:p>wil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Aprico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Cherri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Jujub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Loqua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Peaches</text:p>
          </table:table-cell>
          <table:table-cell office:value-type="string">
            <text:p>Babcock</text:p>
          </table:table-cell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Peaches</text:p>
          </table:table-cell>
          <table:table-cell office:value-type="string">
            <text:p>Elberta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tone Fruit</text:p>
          </table:table-cell>
          <table:table-cell table:style-name="ce3" office:value-type="string">
            <text:p>Peaches</text:p>
          </table:table-cell>
          <table:table-cell table:style-name="ce3" office:value-type="string">
            <text:p>O'Henry</text:p>
          </table:table-cell>
          <table:table-cell table:style-name="ce3" table:number-columns-repeated="17"/>
          <table:table-cell table:number-columns-repeated="1004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Plums</text:p>
          </table:table-cell>
          <table:table-cell office:value-type="string">
            <text:p>Santa Rosa</text:p>
          </table:table-cell>
          <table:table-cell table:number-columns-repeated="1021"/>
        </table:table-row>
        <table:table-row table:style-name="ro1">
          <table:table-cell office:value-type="string">
            <text:p>Stone Fruit</text:p>
          </table:table-cell>
          <table:table-cell office:value-type="string">
            <text:p>Pluo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Firewood</text:p>
          </table:table-cell>
          <table:table-cell office:value-type="string">
            <text:p>Apple wood</text:p>
          </table:table-cell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Firewood</text:p>
          </table:table-cell>
          <table:table-cell office:value-type="string">
            <text:p>Doug Fir</text:p>
          </table:table-cell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Firewood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Green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Lumber</text:p>
          </table:table-cell>
          <table:table-cell office:value-type="string">
            <text:p>Farmstead Lumber</text:p>
          </table:table-cell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Lumber</text:p>
          </table:table-cell>
          <table:table-cell office:value-type="string">
            <text:p>Peeled Poles</text:p>
          </table:table-cell>
          <table:table-cell table:number-columns-repeated="1021"/>
        </table:table-row>
        <table:table-row table:style-name="ro1">
          <table:table-cell office:value-type="string">
            <text:p>Timber</text:p>
          </table:table-cell>
          <table:table-cell office:value-type="string">
            <text:p>Pine cones</text:p>
          </table:table-cell>
          <table:table-cell table:number-columns-repeated="1022"/>
        </table:table-row>
        <table:table-row table:style-name="ro1">
          <table:table-cell office:value-type="string">
            <text:p>Timber</text:p>
          </table:table-cell>
          <table:table-cell office:value-type="string">
            <text:p>Wreath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Tree Fruit</text:p>
          </table:table-cell>
          <table:table-cell office:value-type="string">
            <text:p>Appl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Tree Fruit</text:p>
          </table:table-cell>
          <table:table-cell office:value-type="string">
            <text:p>Appl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Tree Fruit</text:p>
          </table:table-cell>
          <table:table-cell office:value-type="string">
            <text:p>Pear</text:p>
          </table:table-cell>
          <table:table-cell office:value-type="string">
            <text:p>Asian </text:p>
          </table:table-cell>
          <table:table-cell table:number-columns-repeated="1021"/>
        </table:table-row>
        <table:table-row table:style-name="ro1">
          <table:table-cell office:value-type="string">
            <text:p>Tree Fruit</text:p>
          </table:table-cell>
          <table:table-cell office:value-type="string">
            <text:p>Pear</text:p>
          </table:table-cell>
          <table:table-cell office:value-type="string">
            <text:p>Bartlett</text:p>
          </table:table-cell>
          <table:table-cell table:number-columns-repeated="1021"/>
        </table:table-row>
        <table:table-row table:style-name="ro1">
          <table:table-cell office:value-type="string">
            <text:p>Tree Fruit</text:p>
          </table:table-cell>
          <table:table-cell office:value-type="string">
            <text:p>Pear</text:p>
          </table:table-cell>
          <table:table-cell office:value-type="string">
            <text:p>Yallie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Arugula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Asian vegetabl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Beans</text:p>
          </table:table-cell>
          <table:table-cell office:value-type="string">
            <text:p>Fava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Beans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Beans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Bee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Broccoli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Cabbag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Carro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Cauliflower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Chili Peppers, roaste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Corn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Cucumber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Eggplant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Garlic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Herb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Kale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Mustard Green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Okra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Onions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Onions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Onions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ea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eppers</text:p>
          </table:table-cell>
          <table:table-cell office:value-type="string">
            <text:p>Chili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eppers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eppers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otatoes</text:p>
          </table:table-cell>
          <table:table-cell office:value-type="string">
            <text:p>Fingerling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otato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Pumpkin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Radish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Rhubarb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Salad Green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Spinach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Sprou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Squash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Squash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Swiss Chard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Tomatoes</text:p>
          </table:table-cell>
          <table:table-cell office:value-type="string">
            <text:p>Heirloom</text:p>
          </table:table-cell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Tomatoe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Turnip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Vegetables</text:p>
          </table:table-cell>
          <table:table-cell office:value-type="string">
            <text:p>Wheatgrass</text:p>
          </table:table-cell>
          <table:table-cell table:style-name="Default"/>
          <table:table-cell table:number-columns-repeated="1021"/>
        </table:table-row>
      </table:table>
      <table:table table:name="Features" table:style-name="ta1">
        <table:table-column table:style-name="co4" table:number-columns-repeated="1024" table:default-cell-style-name="Default"/>
        <table:table-row table:style-name="ro2">
          <table:table-cell table:style-name="ce1" office:value-type="string">
            <text:p>Featur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arm Tour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arm Conferenc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Pumpkin Patch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Even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stiva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ine Tasting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hristmas Tree Farm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unty Fair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lower Tour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arm Class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Farm Stan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U-Pic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SA</text:p>
          </table:table-cell>
          <table:table-cell table:number-columns-repeated="1023"/>
        </table:table-row>
        <table:table-row table:style-name="ro2" table:number-rows-repeated="87">
          <table:table-cell table:number-columns-repeated="1024"/>
        </table:table-row>
        <table:table-row table:style-name="ro4" table:number-rows-repeated="654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actices" table:style-name="ta1">
        <table:table-column table:style-name="co4" table:number-columns-repeated="1024" table:default-cell-style-name="Default"/>
        <table:table-row table:style-name="ro3">
          <table:table-cell table:style-name="ce1" office:value-type="string">
            <text:p>Production Practic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ertified Organi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ustainab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Grass fe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o pesticid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ree Rang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age Free</text:p>
          </table:table-cell>
          <table:table-cell table:number-columns-repeated="1023"/>
        </table:table-row>
        <table:table-row table:style-name="ro2" table:number-rows-repeated="93">
          <table:table-cell table:number-columns-repeated="1024"/>
        </table:table-row>
        <table:table-row table:style-name="ro4" table:number-rows-repeated="654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tail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5">
          <table:table-cell table:style-name="ce1" office:value-type="string">
            <text:p>Where to Buy</text:p>
          </table:table-cell>
          <table:table-cell table:style-name="ce1" office:value-type="string">
            <text:p>Farmers' Markets/Markets/Grocery Stores</text:p>
          </table:table-cell>
          <table:table-cell table:style-name="ce1" office:value-type="string">
            <text:p>City</text:p>
          </table:table-cell>
          <table:table-cell table:number-columns-repeated="1021"/>
        </table:table-row>
        <table:table-row table:style-name="ro6">
          <table:table-cell table:style-name="ce2" office:value-type="string">
            <text:p>Fruits, Vegetables, Meats, Eggs</text:p>
          </table:table-cell>
          <table:table-cell table:style-name="ce2" office:value-type="string">
            <text:p>Whole Foods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Newcastle Produce</text:p>
          </table:table-cell>
          <table:table-cell table:style-name="ce2" office:value-type="string">
            <text:p>Newcast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riar Patch</text:p>
          </table:table-cell>
          <table:table-cell table:style-name="ce2" office:value-type="string">
            <text:p>Grass Valley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Rockli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DeWitt, Aubur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Foresthill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Trucke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Tahoe City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Foothill Farmers' Market</text:p>
          </table:table-cell>
          <table:table-cell table:style-name="ce2" office:value-type="string">
            <text:p>Kings Beach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Machados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lue Goose</text:p>
          </table:table-cell>
          <table:table-cell table:style-name="ce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MarVal Market</text:p>
          </table:table-cell>
          <table:table-cell table:style-name="ce2" office:value-type="string">
            <text:p>Georgetow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Sierra Fresh Farmers' Market</text:p>
          </table:table-cell>
          <table:table-cell table:style-name="ce2" office:value-type="string">
            <text:p>Lincol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Sierra Fresh Farmers' Market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Sierra Fresh Farmers' Market</text:p>
          </table:table-cell>
          <table:table-cell table:style-name="ce2" office:value-type="string">
            <text:p>Sacramento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Red Popp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Savemart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aylor's Marke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Nugget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Carol's Marke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Hortons</text:p>
          </table:table-cell>
          <table:table-cell table:style-name="ce2" office:value-type="string">
            <text:p>Foresthi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Restaurants</text:p>
          </table:table-cell>
          <table:table-cell table:style-name="ce2" office:value-type="string">
            <text:p>Confluence Kitchen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Carpe Vino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Latitudes 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Monkey Cat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La Fornaretta</text:p>
          </table:table-cell>
          <table:table-cell table:style-name="ce2" office:value-type="string">
            <text:p>Newcastl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High Hand Conservatory</text:p>
          </table:table-cell>
          <table:table-cell table:style-name="ce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l Moro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Max's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Cafe Zorro</text:p>
          </table:table-cell>
          <table:table-cell table:style-name="ce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hai Garden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angcock City</text:p>
          </table:table-cell>
          <table:table-cell table:style-name="ce2" office:value-type="string">
            <text:p>Rockli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Oracle</text:p>
          </table:table-cell>
          <table:table-cell table:style-name="ce2" office:value-type="string">
            <text:p>Rockli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2" office:value-type="string">
            <text:p>Pies, Juice, Jams &amp; Jellies, Sauces, Marinades</text:p>
          </table:table-cell>
          <table:table-cell table:style-name="ce2" office:value-type="string">
            <text:p>Machados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Newcastle Produce</text:p>
          </table:table-cell>
          <table:table-cell table:style-name="ce2" office:value-type="string">
            <text:p>Newcast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Whole Foods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lue Goose</text:p>
          </table:table-cell>
          <table:table-cell table:style-name="ce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Ikedas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Sunrise Natural Foods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ne</text:p>
          </table:table-cell>
          <table:table-cell table:style-name="ce2" office:value-type="string">
            <text:p>Raley's 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el Air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Newcastle Produce</text:p>
          </table:table-cell>
          <table:table-cell table:style-name="ce2" office:value-type="string">
            <text:p>Newcast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Whole Foods</text:p>
          </table:table-cell>
          <table:table-cell table:style-name="ce2" office:value-type="string">
            <text:p>Rosevill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Blue Goose</text:p>
          </table:table-cell>
          <table:table-cell table:style-name="ce2" office:value-type="string">
            <text:p>Loomis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Savemart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Total Wine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Safeway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>
            <text:p>Liquor Outlet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>
            <text:p>Grocery Outlet</text:p>
          </table:table-cell>
          <table:table-cell table:style-name="ce2" office:value-type="string">
            <text:p>Auburn</text:p>
          </table:table-cell>
          <table:table-cell table:number-columns-repeated="1021"/>
        </table:table-row>
        <table:table-row table:style-name="ro2" table:number-rows-repeated="66">
          <table:table-cell table:number-columns-repeated="1024"/>
        </table:table-row>
        <table:table-row table:style-name="ro4" table:number-rows-repeated="6541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Products.A1:Products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0" number:min-integer-digits="1"/>
      <number:text>%</number:text>
    </number:number-style>
    <number:number-style style:name="N120P0" style:volatile="true">
      <number:text>$ </number:text>
      <number:number number:decimal-places="2" number:min-integer-digits="1" number:grouping="true"/>
      <number:text> </number:text>
    </number:number-style>
    <number:number-style style:name="N120P1" style:volatile="true">
      <number:text>$ (</number:text>
      <number:number number:decimal-places="2" number:min-integer-digits="1" number:grouping="true"/>
      <number:text>)</number:text>
    </number:number-style>
    <number:number-style style:name="N120P2" style:volatile="true">
      <number:text>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$ </number:text>
      <number:number number:decimal-places="0" number:min-integer-digits="1" number:grouping="true"/>
      <number:text> </number:text>
    </number:number-style>
    <number:number-style style:name="N123P1" style:volatile="true">
      <number:text>$ (</number:text>
      <number:number number:decimal-places="0" number:min-integer-digits="1" number:grouping="true"/>
      <number:text>)</number:text>
    </number:number-style>
    <number:number-style style:name="N123P2" style:volatile="true">
      <number:text>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$ </number:text>
      <number:number number:decimal-places="2" number:min-integer-digits="1" number:grouping="true"/>
      <number:text> </number:text>
    </number:number-style>
    <number:number-style style:name="N118">
      <number:text>$ (</number:text>
      <number:number number:decimal-places="2" number:min-integer-digits="1" number:grouping="true"/>
      <number:text>)</number:text>
    </number:number-style>
    <number:number-style style:name="N119">
      <number:text>$ - </number:text>
    </number:number-style>
    <number:number-style style:name="N121">
      <number:text>$ </number:text>
      <number:number number:decimal-places="0" number:min-integer-digits="1" number:grouping="true"/>
      <number:text> </number:text>
    </number:number-style>
    <number:number-style style:name="N122">
      <number:text>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</number:number-style>
    <number:number-style style:name="N126">
      <number:text>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6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5/06/2011</text:date>, <text:time>23:2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1969-12-31T16:00:00</dc:date>
    <meta:print-date>1969-12-31T16:00:00</meta:print-date>
    <meta:generator>OpenOffice.org/3.2$Linux OpenOffice.org_project/320m12$Build-9483</meta:generator>
    <meta:document-statistic meta:table-count="4" meta:cell-count="679" meta:object-count="0"/>
  </office:meta>
</office:document-meta>
</file>